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1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1.4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cm"/>
    </style:style>
    <style:style style:name="gr4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fill-color="#cccccc" draw:textarea-horizontal-align="justify" draw:textarea-vertical-align="middle" draw:auto-grow-height="false" fo:min-height="6.15cm" fo:min-width="17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8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0.3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none" draw:textarea-horizontal-align="justify" draw:textarea-vertical-align="middle" draw:auto-grow-height="false" fo:min-height="12.25cm" fo:min-width="18.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0.704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1.05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fo:min-height="1.15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fill="none" draw:textarea-horizontal-align="justify" draw:textarea-vertical-align="middle" draw:auto-grow-height="false" fo:min-height="0.85cm" fo:min-width="3.2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0.5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6" style:family="paragraph">
      <loext:graphic-properties draw:fill="none" draw:fill-color="#ffffff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2cm" svg:height="2cm" svg:x="8.578cm" svg:y="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cm" svg:height="0.6cm" svg:x="14.2cm" svg:y="1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0.6cm" svg:x="5.1cm" svg:y="1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0.6cm" svg:x="2cm" svg:y="1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0.6cm" svg:x="16.6cm" svg:y="1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0.6cm" svg:x="11.9cm" svg:y="1.57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cm" svg:y1="3cm" svg:x2="8.1cm" svg:y2="3cm">
          <text:p/>
        </draw:line>
        <draw:line draw:style-name="gr4" draw:text-style-name="P2" draw:layer="layout" svg:x1="11.2cm" svg:y1="3cm" svg:x2="20cm" svg:y2="3cm">
          <text:p/>
        </draw:line>
        <draw:custom-shape draw:style-name="gr5" draw:text-style-name="P3" draw:layer="layout" svg:width="17.6cm" svg:height="6.5cm" svg:x="1.7cm" svg:y="4.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3cm" svg:height="1.2cm" svg:x="8.6cm" svg:y="7cm">
          <draw:text-box>
            <text:p>slider</text:p>
          </draw:text-box>
        </draw:frame>
        <draw:frame draw:style-name="gr7" draw:text-style-name="P4" draw:layer="layout" svg:width="2.4cm" svg:height="1.757cm" svg:x="8.7cm" svg:y="2cm">
          <draw:text-box>
            <text:p>Logo</text:p>
            <text:p/>
          </draw:text-box>
        </draw:frame>
        <draw:custom-shape draw:style-name="gr8" draw:text-style-name="P2" draw:layer="layout" svg:width="19cm" svg:height="12.6cm" svg:x="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4cm" svg:height="1.054cm" svg:x="2.1cm" svg:y="1.246cm">
          <draw:text-box>
            <text:p>onglet</text:p>
          </draw:text-box>
        </draw:frame>
        <draw:frame draw:style-name="gr9" draw:text-style-name="P4" draw:layer="layout" svg:width="3.4cm" svg:height="1.054cm" svg:x="2.1cm" svg:y="1.246cm">
          <draw:text-box>
            <text:p>onglet</text:p>
          </draw:text-box>
        </draw:frame>
        <draw:frame draw:style-name="gr10" draw:text-style-name="P4" draw:layer="layout" svg:width="3.4cm" svg:height="1.054cm" svg:x="5.2cm" svg:y="1.246cm">
          <draw:text-box>
            <text:p>onglet</text:p>
          </draw:text-box>
        </draw:frame>
        <draw:frame draw:style-name="gr9" draw:text-style-name="P4" draw:layer="layout" svg:width="3.4cm" svg:height="1.054cm" svg:x="11.7cm" svg:y="1.246cm">
          <draw:text-box>
            <text:p>onglet</text:p>
          </draw:text-box>
        </draw:frame>
        <draw:frame draw:style-name="gr9" draw:text-style-name="P4" draw:layer="layout" svg:width="3.4cm" svg:height="1.054cm" svg:x="14cm" svg:y="1.246cm">
          <draw:text-box>
            <text:p>onglet</text:p>
          </draw:text-box>
        </draw:frame>
        <draw:frame draw:style-name="gr9" draw:text-style-name="P4" draw:layer="layout" svg:width="3.4cm" svg:height="1.054cm" svg:x="16.6cm" svg:y="1.246cm">
          <draw:text-box>
            <text:p>onglet</text:p>
          </draw:text-box>
        </draw:frame>
        <draw:frame draw:style-name="gr11" draw:text-style-name="P4" draw:layer="layout" svg:width="4.1cm" svg:height="1.757cm" draw:transform="rotate (1.54793251359377) translate (-0.15cm 8.96cm)">
          <draw:text-box>
            <text:p>Section</text:p>
            <text:p/>
          </draw:text-box>
        </draw:frame>
        <draw:frame draw:style-name="gr12" draw:text-style-name="P4" draw:layer="layout" svg:width="5.9cm" svg:height="1.4cm" draw:transform="rotate (1.57585778162568) translate (0cm 3.3cm)">
          <draw:text-box>
            <text:p>header</text:p>
          </draw:text-box>
        </draw:frame>
        <draw:frame draw:style-name="gr13" draw:text-style-name="P4" draw:layer="layout" svg:width="6.3cm" svg:height="1.5cm" draw:transform="rotate (1.55735729155454) translate (0cm 13.58cm)">
          <draw:text-box>
            <text:p>footer</text:p>
          </draw:text-box>
        </draw:frame>
        <draw:line draw:style-name="gr14" draw:text-style-name="P2" draw:layer="layout" svg:x1="1cm" svg:y1="3.8cm" svg:x2="20cm" svg:y2="3.8cm">
          <text:p/>
        </draw:line>
        <draw:line draw:style-name="gr14" draw:text-style-name="P2" draw:layer="layout" svg:x1="1cm" svg:y1="11.3cm" svg:x2="20cm" svg:y2="11.3cm">
          <text:p/>
        </draw:line>
        <draw:custom-shape draw:style-name="gr15" draw:text-style-name="P2" draw:layer="layout" svg:width="3.8cm" svg:height="1.2cm" svg:x="7.9cm" svg:y="11.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8cm" svg:height="1.2cm" svg:x="8.9cm" svg:y="12cm">
          <draw:text-box>
            <text:p>Ref</text:p>
          </draw:text-box>
        </draw:frame>
        <draw:frame draw:style-name="gr6" draw:text-style-name="P4" draw:layer="layout" svg:width="1.8cm" svg:height="1.2cm" draw:transform="rotate (1.52890842474703) translate (18.8cm 2.75cm)">
          <draw:text-box>
            <text:p>Nav</text:p>
          </draw:text-box>
        </draw:frame>
        <draw:frame draw:style-name="gr16" draw:text-style-name="P6" draw:layer="layout" svg:width="9.3cm" svg:height="1.447cm" svg:x="5.5cm" svg:y="14.9cm">
          <draw:text-box>
            <text:p text:style-name="P5"><text:span text:style-name="T1">Formule Desktop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0:03:12.451000000</meta:creation-date>
    <dc:date>2017-12-22T11:24:04.678000000</dc:date>
    <meta:editing-duration>PT9M15S</meta:editing-duration>
    <meta:editing-cycles>1</meta:editing-cycles>
    <meta:document-statistic meta:object-count="27"/>
    <meta:generator>LibreOffice/5.3.6.1$Windows_X86_64 LibreOffice_project/686f202eff87ef707079aeb7f485847613344eb7</meta:generator>
  </office:meta>
</office:document-meta>
</file>